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oper black" svg:font-family="'Cooper bl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oper black" officeooo:rsid="0004b51b" officeooo:paragraph-rsid="0004b51b"/>
    </style:style>
    <style:style style:name="P2" style:family="paragraph" style:parent-style-name="Standard">
      <style:text-properties style:font-name="Cooper black" officeooo:rsid="00057b14" officeooo:paragraph-rsid="000688ae"/>
    </style:style>
    <style:style style:name="P3" style:family="paragraph" style:parent-style-name="Standard">
      <style:text-properties style:font-name="Cooper black" officeooo:rsid="00057b14" officeooo:paragraph-rsid="00094f10"/>
    </style:style>
    <style:style style:name="P4" style:family="paragraph" style:parent-style-name="Standard">
      <style:text-properties style:font-name="Cooper black" officeooo:rsid="00094f10" officeooo:paragraph-rsid="00094f10"/>
    </style:style>
    <style:style style:name="P5" style:family="paragraph" style:parent-style-name="Standard">
      <style:text-properties style:font-name="Cooper black" officeooo:rsid="00094f10" officeooo:paragraph-rsid="000aa8bd"/>
    </style:style>
    <style:style style:name="P6" style:family="paragraph" style:parent-style-name="Standard">
      <style:text-properties style:font-name="Cooper black" officeooo:rsid="000aa8bd" officeooo:paragraph-rsid="000c5914"/>
    </style:style>
    <style:style style:name="P7" style:family="paragraph" style:parent-style-name="Standard">
      <style:text-properties style:font-name="Cooper black" officeooo:rsid="000ae73f" officeooo:paragraph-rsid="000ae73f"/>
    </style:style>
    <style:style style:name="P8" style:family="paragraph" style:parent-style-name="Standard">
      <style:text-properties style:font-name="Cooper black" officeooo:rsid="000c5914" officeooo:paragraph-rsid="000c5914"/>
    </style:style>
    <style:style style:name="P9" style:family="paragraph" style:parent-style-name="Standard">
      <style:text-properties style:font-name="Cooper black" fo:font-weight="bold" officeooo:rsid="000aa8bd" officeooo:paragraph-rsid="000c5914" style:font-weight-asian="bold" style:font-weight-complex="bold"/>
    </style:style>
    <style:style style:name="P10" style:family="paragraph" style:parent-style-name="Standard">
      <style:text-properties style:font-name="Cooper black" fo:font-weight="bold" officeooo:rsid="0004b51b" officeooo:paragraph-rsid="0004b51b" style:font-weight-asian="bold" style:font-weight-complex="bold"/>
    </style:style>
    <style:style style:name="P11" style:family="paragraph" style:parent-style-name="Standard">
      <style:text-properties style:font-name="Cooper black" fo:font-weight="bold" officeooo:rsid="000c5914" officeooo:paragraph-rsid="000c5914" style:font-weight-asian="bold" style:font-weight-complex="bold"/>
    </style:style>
    <style:style style:name="P12" style:family="paragraph" style:parent-style-name="Standard">
      <style:text-properties style:font-name="Cooper black" style:text-underline-style="solid" style:text-underline-width="auto" style:text-underline-color="font-color" fo:font-weight="normal" officeooo:rsid="000f8700" officeooo:paragraph-rsid="000f8700" style:font-weight-asian="normal" style:font-weight-complex="normal"/>
    </style:style>
    <style:style style:name="P13" style:family="paragraph" style:parent-style-name="Standard">
      <style:text-properties style:font-name="Cooper black" style:text-underline-style="solid" style:text-underline-width="auto" style:text-underline-color="font-color" officeooo:rsid="0011dfee" officeooo:paragraph-rsid="0011dfee"/>
    </style:style>
    <style:style style:name="P14" style:family="paragraph" style:parent-style-name="Standard">
      <style:text-properties style:font-name="Cooper black" style:text-underline-style="solid" style:text-underline-width="auto" style:text-underline-color="font-color" officeooo:rsid="00144044" officeooo:paragraph-rsid="00144044"/>
    </style:style>
    <style:style style:name="P15" style:family="paragraph" style:parent-style-name="Standard">
      <style:text-properties style:font-name="Cooper black" style:text-underline-style="none" fo:font-weight="normal" officeooo:rsid="000fa456" officeooo:paragraph-rsid="000fa456" style:font-weight-asian="normal" style:font-weight-complex="normal"/>
    </style:style>
    <style:style style:name="P16" style:family="paragraph" style:parent-style-name="Standard">
      <style:text-properties style:font-name="Cooper black" style:text-underline-style="none" officeooo:rsid="00144044" officeooo:paragraph-rsid="00144044"/>
    </style:style>
    <style:style style:name="P17" style:family="paragraph" style:parent-style-name="Standard">
      <style:text-properties style:font-name="Cooper black" style:text-underline-style="none" fo:font-weight="bold" officeooo:rsid="00144044" officeooo:paragraph-rsid="00144044" style:font-weight-asian="bold" style:font-weight-complex="bold"/>
    </style:style>
    <style:style style:name="P18" style:family="paragraph" style:parent-style-name="Standard">
      <style:text-properties style:font-name="Cooper black" officeooo:rsid="000fa456" officeooo:paragraph-rsid="000fa456"/>
    </style:style>
    <style:style style:name="P19" style:family="paragraph" style:parent-style-name="Standard">
      <style:text-properties style:font-name="Cooper black" officeooo:rsid="0011dfee" officeooo:paragraph-rsid="0011dfee"/>
    </style:style>
    <style:style style:name="P20" style:family="paragraph" style:parent-style-name="Standard">
      <style:text-properties style:font-name="Cooper black" officeooo:rsid="0012682b" officeooo:paragraph-rsid="001336f2"/>
    </style:style>
    <style:style style:name="P21" style:family="paragraph" style:parent-style-name="Standard">
      <style:text-properties style:font-name="Cooper black" officeooo:rsid="00144044" officeooo:paragraph-rsid="00144044"/>
    </style:style>
    <style:style style:name="T1" style:family="text">
      <style:text-properties officeooo:rsid="000688ae"/>
    </style:style>
    <style:style style:name="T2" style:family="text">
      <style:text-properties officeooo:rsid="00094f10"/>
    </style:style>
    <style:style style:name="T3" style:family="text">
      <style:text-properties officeooo:rsid="000a45cd"/>
    </style:style>
    <style:style style:name="T4" style:family="text">
      <style:text-properties officeooo:rsid="000ae73f"/>
    </style:style>
    <style:style style:name="T5" style:family="text">
      <style:text-properties officeooo:rsid="000c5914"/>
    </style:style>
    <style:style style:name="T6" style:family="text">
      <style:text-properties officeooo:rsid="000d9d9c"/>
    </style:style>
    <style:style style:name="T7" style:family="text">
      <style:text-properties officeooo:rsid="000f8700"/>
    </style:style>
    <style:style style:name="T8" style:family="text">
      <style:text-properties officeooo:rsid="0011dfee"/>
    </style:style>
    <style:style style:name="T9" style:family="text">
      <style:text-properties officeooo:rsid="0012682b"/>
    </style:style>
    <style:style style:name="T10" style:family="text">
      <style:text-properties officeooo:rsid="001336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 Project Description</text:p>
      <text:p text:style-name="P1"/>
      <text:p text:style-name="P10">Introduction</text:p>
      <text:p text:style-name="P1"/>
      <text:p text:style-name="P2">The problems related to traffic and transport<text:span text:style-name="T2">ation</text:span> intensify greatly as towns and cities develop and grow. The field of Traffic Engineering aims <text:span text:style-name="T1">to </text:span>plan transportation with reasonable precision for the sake of avoiding costly, and often irreversible, mistakes. <text:span text:style-name="T1">Through an application of basic knowledge and theories in the field, road systems can be developed effectively where a trial and error approach is simply impractical. </text:span></text:p>
      <text:p text:style-name="P2"/>
      <text:p text:style-name="P3"><text:span text:style-name="T1">Only by</text:span> systematic evaluation <text:span text:style-name="T1">can we upgrade our systems and discard ineffective designs. A direct approach to evaluating the design possibilities in transportation systems is by the use of computer software that simulates an instance of the real world. Traffic Simulation is the art of mathematically modelling such systems using software to help better the planning, design and management of them. </text:span></text:p>
      <text:p text:style-name="P4"/>
      <text:p text:style-name="P10">Aims</text:p>
      <text:p text:style-name="P1"/>
      <text:p text:style-name="P5">Th<text:span text:style-name="T3">e aim of this project is to develop Traffic Simulation software as a team that can effectively fulfil these goals. We will be researching, planning, designing and implementing a software product capable of simulating traffic whilst paying close attention to group collaboration and work ethic. </text:span></text:p>
      <text:p text:style-name="P5"/>
      <text:p text:style-name="P6">We developed a hierarchy of aims that highlight the level of importance of each <text:span text:style-name="T4">goal</text:span> by using MoSCoW analysis. Naturally, aims with a high<text:span text:style-name="T6">er</text:span> level of importance should be <text:span text:style-name="T6">wholly </text:span>completed<text:span text:style-name="T4"> </text:span>before work towards the other goals <text:span text:style-name="T10">has</text:span> begun. <text:span text:style-name="T4">In this way, the chance of producing a complete and well functioning software artefact is maximised. The produced aims are listed below by order of importance:</text:span></text:p>
      <text:p text:style-name="P6"/>
      <text:p text:style-name="P9"><text:span text:style-name="T5">Must</text:span></text:p>
      <text:p text:style-name="P8"/>
      <text:p text:style-name="P8"><text:span text:style-name="T7">1. </text:span>The system <text:span text:style-name="T6">must simulate individual vehicles operating in different parts of a road network.</text:span></text:p>
      <text:p text:style-name="P8"/>
      <text:p text:style-name="P12">Strategy</text:p>
      <text:p text:style-name="P12"/>
      <text:p text:style-name="P15"><text:span text:style-name="T8">We will make u</text:span>se of object oriented programming to model different types of vehicles <text:span text:style-name="T8">and</text:span> roads. A class hierarchy will maximise code reuse and allow for an array of different behaviours pertaining to each type of vehicle. Similarly, different types of roads will be <text:span text:style-name="T8">related</text:span> in design but exhibit unique functionality that is communicated to the vehicles. </text:p>
      <text:p text:style-name="P12"/>
      <text:p text:style-name="P18">2. The system <text:span text:style-name="T8">must</text:span> deal with <text:span text:style-name="T8">vehicle entrance and exit points in a way that simulates a real world environment.</text:span></text:p>
      <text:p text:style-name="P18"/>
      <text:p text:style-name="P13">Strategy</text:p>
      <text:p text:style-name="P18"/>
      <text:p text:style-name="P19">Roads <text:span text:style-name="T9">situated </text:span>at the end<text:span text:style-name="T9">s</text:span> of the application window will serve as either entrance or exit points. Vehicles <text:span text:style-name="T9">should</text:span> be spawned behind an entry point at <text:soft-page-break/>random so as to appear <text:span text:style-name="T9">to be moving into the scene rather than spontaneously appearing on a road. A vehicle moving out of the bounds of the window should be removed from the list of vehicles in order to improve the performance of the software. </text:span></text:p>
      <text:p text:style-name="P19"/>
      <text:p text:style-name="P20">3. <text:s/><text:span text:style-name="T10">The system must allow for the individual behaviour of vehicles.</text:span></text:p>
      <text:p text:style-name="P20"/>
      <text:p text:style-name="P14">Strategy</text:p>
      <text:p text:style-name="P14"/>
      <text:p text:style-name="P16">Each vehicle should possess behaviour levels that are randomly generated that determine how it behaves given a situation. The user should have control over the overall spread of behaviour, ranging from reckless to cautious. </text:p>
      <text:p text:style-name="P16"/>
      <text:p text:style-name="P16">4. The system must allow different traffic management policies to be plugged in and compared.</text:p>
      <text:p text:style-name="P16"/>
      <text:p text:style-name="P14">Strategy</text:p>
      <text:p text:style-name="P19"/>
      <text:p text:style-name="P9"><text:span text:style-name="T5">Should</text:span></text:p>
      <text:p text:style-name="P6"/>
      <text:p text:style-name="P21">5. The system should have support for emergency services.</text:p>
      <text:p text:style-name="P21"/>
      <text:p text:style-name="P14">Strategy</text:p>
      <text:p text:style-name="P14"/>
      <text:p text:style-name="P16"/>
      <text:p text:style-name="P16">6. The system should allow the user to create the map in which to simulate traffic.</text:p>
      <text:p text:style-name="P16"/>
      <text:p text:style-name="P14">Strategy</text:p>
      <text:p text:style-name="P14"/>
      <text:p text:style-name="P16"/>
      <text:p text:style-name="P16">7. The system should be able to save maps to a file.</text:p>
      <text:p text:style-name="P16"/>
      <text:p text:style-name="P14">Strategy</text:p>
      <text:p text:style-name="P14"/>
      <text:p text:style-name="P16">8. The system should be able to load maps from a file.</text:p>
      <text:p text:style-name="P16"/>
      <text:p text:style-name="P14">Strategy</text:p>
      <text:p text:style-name="P6"/>
      <text:p text:style-name="P9"><text:span text:style-name="T5">Could</text:span></text:p>
      <text:p text:style-name="P6"/>
      <text:p text:style-name="P21">9. The system could use information from Google Maps to generate the area in which to simulate traffic.</text:p>
      <text:p text:style-name="P21"/>
      <text:p text:style-name="P14">Strategy</text:p>
      <text:p text:style-name="P14"/>
      <text:p text:style-name="P17">Progress so far</text:p>
      <text:p text:style-name="P17"/>
      <text:p text:style-name="P17"/>
      <text:p text:style-name="P8"/>
      <text:p text:style-name="P8"/>
      <text:p text:style-name="P11"/>
      <text:p text:style-name="P6"><text:soft-page-break/><text:span text:style-name="T5"><text:s/></text:span></text:p>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oper black" svg:font-family="'Cooper bl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5T15:18:15.816109125</meta:creation-date>
    <dc:date>2015-02-06T01:00:33.012701686</dc:date>
    <meta:editing-duration>PT18M15S</meta:editing-duration>
    <meta:editing-cycles>1</meta:editing-cycles>
    <meta:document-statistic meta:table-count="0" meta:image-count="0" meta:object-count="0" meta:page-count="3" meta:paragraph-count="33" meta:word-count="546" meta:character-count="3356" meta:non-whitespace-character-count="2834"/>
    <meta:generator>LibreOffice/4.2.7.2$Linux_X86_64 LibreOffice_project/420m0$Build-2</meta:generator>
  </office:meta>
</office:document-meta>
</file>